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text-properties style:font-name="Segoe UI" fo:font-weight="bold" style:font-weight-asian="bold" style:font-weight-complex="bold"/>
    </style:style>
    <style:style style:name="P3" style:family="paragraph" style:parent-style-name="Standard">
      <style:text-properties style:font-name="Segoe UI" fo:font-style="italic" style:font-style-asian="italic" style:font-style-complex="italic"/>
    </style:style>
    <style:style style:name="P4" style:family="paragraph" style:parent-style-name="Standard">
      <style:text-properties fo:color="#ce181e" style:font-name="Segoe UI"/>
    </style:style>
    <style:style style:name="P5" style:family="paragraph" style:parent-style-name="Standard">
      <style:paragraph-properties fo:margin-left="2.521cm" fo:margin-right="0cm" fo:text-indent="0cm" style:auto-text-indent="false">
        <style:tab-stops/>
      </style:paragraph-properties>
      <style:text-properties style:font-name="Segoe UI" fo:font-style="italic" style:font-style-asian="italic" style:font-style-complex="italic"/>
    </style:style>
    <style:style style:name="P6" style:family="paragraph" style:parent-style-name="Standard">
      <style:paragraph-properties fo:margin-left="1.905cm" fo:margin-right="0cm" fo:text-indent="0cm" style:auto-text-indent="false">
        <style:tab-stops/>
      </style:paragraph-properties>
      <style:text-properties style:font-name="Segoe UI"/>
    </style:style>
    <style:style style:name="P7" style:family="paragraph" style:parent-style-name="Standard" style:master-page-name="MP0">
      <style:paragraph-properties style:page-number="auto" fo:break-before="page"/>
      <style:text-properties style:font-name="Segoe UI" fo:font-weight="bold" style:font-weight-asian="bold" style:font-weight-complex="bold"/>
    </style:style>
    <style:style style:name="P8" style:family="paragraph" style:parent-style-name="Standard" style:list-style-name="L1"/>
    <style:style style:name="P9" style:family="paragraph" style:parent-style-name="Standard" style:list-style-name="L1">
      <style:text-properties style:font-name="Segoe UI" fo:font-style="italic" style:font-style-asian="italic" style:font-style-complex="italic"/>
    </style:style>
    <style:style style:name="P10" style:family="paragraph" style:parent-style-name="Standard" style:list-style-name="L3">
      <style:text-properties style:font-name="Segoe UI" fo:font-style="italic" style:font-style-asian="italic" style:font-style-complex="italic"/>
    </style:style>
    <style:style style:name="P11" style:family="paragraph" style:parent-style-name="Standard" style:list-style-name="L1">
      <style:text-properties style:font-name="Segoe UI"/>
    </style:style>
    <style:style style:name="P12" style:family="paragraph" style:parent-style-name="Standard" style:list-style-name="L3">
      <style:text-properties style:font-name="Segoe UI"/>
    </style:style>
    <style:style style:name="P13" style:family="paragraph" style:parent-style-name="Standard" style:list-style-name="L1">
      <style:text-properties fo:color="#5b9bd5" style:font-name="Segoe UI"/>
    </style:style>
    <style:style style:name="P14" style:family="paragraph" style:parent-style-name="Standard" style:list-style-name="L1">
      <style:text-properties fo:color="#ce181e" style:font-name="Segoe UI"/>
    </style:style>
    <style:style style:name="P15" style:family="paragraph" style:parent-style-name="Standard" style:list-style-name="L2"/>
    <style:style style:name="T1" style:family="text">
      <style:text-properties style:font-name="Segoe UI"/>
    </style:style>
    <style:style style:name="T2" style:family="text">
      <style:text-properties style:font-name="Segoe UI" fo:font-style="italic" style:font-style-asian="italic" style:font-style-complex="italic"/>
    </style:style>
    <style:style style:name="T3" style:family="text">
      <style:text-properties fo:color="#5b9bd5" style:font-name="Segoe UI"/>
    </style:style>
    <style:style style:name="T4" style:family="text">
      <style:text-properties fo:color="#5b9bd5" style:font-name="Segoe UI" fo:font-style="italic" style:font-style-asian="italic" style:font-style-complex="italic"/>
    </style:style>
    <style:style style:name="T5" style:family="text">
      <style:text-properties fo:color="#5b9bd5" style:font-name="Segoe UI" style:font-style-complex="italic"/>
    </style:style>
    <style:style style:name="T6" style:family="text">
      <style:text-properties fo:color="#c00000" style:font-name="Segoe UI"/>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385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2" text:style-name="WW_5f_CharLFO4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sic School Website Features</text:p>
      <text:p text:style-name="P1"/>
      <text:p text:style-name="P2"/>
      <text:p text:style-name="P2">Website</text:p>
      <text:p text:style-name="Standard"><text:span text:style-name="Default_20_Paragraph_20_Font"><text:span text:style-name="T1">The website for Pinelands Music School will utilise a database to store data entered on several pages by students and teachers. The two categories below are </text:span></text:span><text:span text:style-name="Default_20_Paragraph_20_Font"><text:span text:style-name="T2">Public pages </text:span></text:span><text:span text:style-name="Default_20_Paragraph_20_Font"><text:span text:style-name="T1">(pages accessible by general users) and </text:span></text:span><text:span text:style-name="Default_20_Paragraph_20_Font"><text:span text:style-name="T2">Private pages</text:span></text:span><text:span text:style-name="Default_20_Paragraph_20_Font"><text:span text:style-name="T1"> (pages with restricted access).</text:span></text:span></text:p>
      <text:p text:style-name="P1"/>
      <text:list xml:id="list508127786" text:style-name="L1">
        <text:list-item>
          <text:p text:style-name="P9">Public pages</text:p>
          <text:list>
            <text:list-item>
              <text:p text:style-name="P11">A home page to introduce the school and show testimonials</text:p>
            </text:list-item>
            <text:list-item>
              <text:p text:style-name="P11">A page describing the enrollment procedure as well as potential costs</text:p>
            </text:list-item>
            <text:list-item>
              <text:p text:style-name="P11">A contact page for questions or concerns</text:p>
            </text:list-item>
            <text:list-item>
              <text:p text:style-name="P8"><text:span text:style-name="Default_20_Paragraph_20_Font"><text:span text:style-name="T1">A student enrollment page, </text:span></text:span><text:span text:style-name="Default_20_Paragraph_20_Font"><text:span text:style-name="T3">including original lesson booking</text:span></text:span></text:p>
            </text:list-item>
            <text:list-item>
              <text:p text:style-name="P8"><text:span text:style-name="Default_20_Paragraph_20_Font"><text:span text:style-name="T3">A teacher/student log in page </text:span></text:span><text:span text:style-name="Default_20_Paragraph_20_Font"><text:span text:style-name="T6">(Not essential for first version of the site)</text:span></text:span></text:p>
            </text:list-item>
            <text:list-item>
              <text:p text:style-name="P13">A parent information entry page for children under 18 (integrated within student page; pops up once age is entered &lt; 18)</text:p>
            </text:list-item>
            <text:list-item>
              <text:p text:style-name="P11">A teacher application page</text:p>
            </text:list-item>
            <text:list-item>
              <text:p text:style-name="P8"><text:span text:style-name="Default_20_Paragraph_20_Font"><text:span text:style-name="T3">A page displaying different teacher details for potential student to view </text:span></text:span><text:span text:style-name="Default_20_Paragraph_20_Font"><text:span text:style-name="T6">(Not essential)</text:span></text:span><text:span text:style-name="Default_20_Paragraph_20_Font"><text:span text:style-name="T3"><text:line-break/></text:span></text:span></text:p>
            </text:list-item>
          </text:list>
        </text:list-item>
        <text:list-item>
          <text:p text:style-name="P8"><text:span text:style-name="Default_20_Paragraph_20_Font"><text:span text:style-name="T2">Private pages</text:span></text:span></text:p>
          <text:list>
            <text:list-item>
              <text:p text:style-name="P11">A panel to allow the authenticated user to view and manage database entries</text:p>
            </text:list-item>
            <text:list-item>
              <text:p text:style-name="P8"><text:span text:style-name="Default_20_Paragraph_20_Font"><text:span text:style-name="T3">A page for the client to view/adjust profits and wages</text:span></text:span></text:p>
            </text:list-item>
            <text:list-item>
              <text:p text:style-name="P8"><text:span text:style-name="Default_20_Paragraph_20_Font"><text:span text:style-name="T3">A page for the client to create/edit contracts between teachers/students</text:span></text:span></text:p>
            </text:list-item>
            <text:list-item>
              <text:p text:style-name="P13">A page for the client to view/adjust money going to maintenance of the centre</text:p>
            </text:list-item>
            <text:list-item>
              <text:p text:style-name="P11">A page containing a list of preset reports to be easily retrieved</text:p>
              <text:list>
                <text:list-item>
                  <text:p text:style-name="P11">New student enrollments (past 30 days)</text:p>
                </text:list-item>
                <text:list-item>
                  <text:p text:style-name="P11">New teacher applications (past 30 days)</text:p>
                </text:list-item>
                <text:list-item>
                  <text:p text:style-name="P11">New instruments (past 30 days)</text:p>
                </text:list-item>
                <text:list-item>
                  <text:p text:style-name="P14">More potential presets to be added</text:p>
                </text:list-item>
              </text:list>
            </text:list-item>
          </text:list>
        </text:list-item>
      </text:list>
      <text:p text:style-name="P4"/>
      <text:list xml:id="list144027202955723" text:continue-numbering="true" text:style-name="L1">
        <text:list-item>
          <text:p text:style-name="P8"><text:span text:style-name="Default_20_Paragraph_20_Font"><text:span text:style-name="T4">Student pages (Different for each student, locked behind a login) </text:span></text:span></text:p>
        </text:list-item>
      </text:list>
      <text:list xml:id="list4187479047" text:style-name="L2">
        <text:list-item>
          <text:p text:style-name="P15"><text:span text:style-name="Default_20_Paragraph_20_Font"><text:span text:style-name="T3">A timetable page for students’ lessons (includes teacher and their details) </text:span></text:span><text:span text:style-name="Default_20_Paragraph_20_Font"><text:span text:style-name="T6">(Not essential)</text:span></text:span></text:p>
        </text:list-item>
        <text:list-item>
          <text:p text:style-name="P15"><text:span text:style-name="Default_20_Paragraph_20_Font"><text:span text:style-name="T5">A page to request different lesson times, a different teacher, cancel lessons etc.</text:span></text:span></text:p>
        </text:list-item>
        <text:list-item>
          <text:p text:style-name="P15"><text:span text:style-name="Default_20_Paragraph_20_Font"><text:span text:style-name="T5">A page to book new lessons (including preferences) </text:span></text:span></text:p>
        </text:list-item>
        <text:list-item>
          <text:p text:style-name="P15"><text:span text:style-name="Default_20_Paragraph_20_Font"><text:span text:style-name="T5">A page for student to view/hire instruments (can not conflict with another student at another lesson time)</text:span></text:span></text:p>
        </text:list-item>
      </text:list>
      <text:p text:style-name="P5"/>
      <text:p text:style-name="P5"/>
      <text:p text:style-name="P5"/>
      <text:p text:style-name="P5"/>
      <text:list xml:id="list143951551488269" text:style-name="L1">
        <text:list-item>
          <text:p text:style-name="P8"><text:soft-page-break/><text:span text:style-name="Default_20_Paragraph_20_Font"><text:span text:style-name="T4">Teacher pages (Different for each teacher, locked behind a login) </text:span></text:span></text:p>
          <text:list>
            <text:list-item>
              <text:p text:style-name="P8"><text:span text:style-name="Default_20_Paragraph_20_Font"><text:span text:style-name="T3">A timetable page for Teachers </text:span></text:span><text:span text:style-name="Default_20_Paragraph_20_Font"><text:span text:style-name="T6">(Not essential)</text:span></text:span></text:p>
            </text:list-item>
            <text:list-item>
              <text:p text:style-name="P8"><text:span text:style-name="Default_20_Paragraph_20_Font"><text:span text:style-name="T3">A page for teachers listing current students being taught (contracts) + their details (could be integrated with timetable page) </text:span></text:span><text:span text:style-name="Default_20_Paragraph_20_Font"><text:span text:style-name="T6">(Not essential)</text:span></text:span></text:p>
            </text:list-item>
          </text:list>
        </text:list-item>
      </text:list>
      <text:p text:style-name="P3"/>
      <text:p text:style-name="P4"/>
      <text:p text:style-name="P4"/>
      <text:p text:style-name="P1"/>
      <text:p text:style-name="P2">Database</text:p>
      <text:p text:style-name="P1">The database which will contain most of the information found on the main website will need to store information about several different entities. Each entity will need to have several attributes tracked as well. These entities and their attributes are as follows:</text:p>
      <text:p text:style-name="P1"/>
      <text:list xml:id="list2437789201" text:style-name="L3">
        <text:list-item>
          <text:p text:style-name="P10">Teachers</text:p>
          <text:list>
            <text:list-item>
              <text:p text:style-name="P12">First name</text:p>
            </text:list-item>
            <text:list-item>
              <text:p text:style-name="P12">Last name</text:p>
            </text:list-item>
            <text:list-item>
              <text:p text:style-name="P12">Sex</text:p>
            </text:list-item>
            <text:list-item>
              <text:p text:style-name="P12">DOB</text:p>
            </text:list-item>
            <text:list-item>
              <text:p text:style-name="P12">Qualifications</text:p>
            </text:list-item>
            <text:list-item>
              <text:p text:style-name="P12">Email address</text:p>
            </text:list-item>
            <text:list-item>
              <text:p text:style-name="P12">Mobile phone</text:p>
            </text:list-item>
            <text:list-item>
              <text:p text:style-name="P12">Other phone (optional field)</text:p>
            </text:list-item>
            <text:list-item>
              <text:p text:style-name="P12">Facebook ID (optional field)</text:p>
            </text:list-item>
            <text:list-item>
              <text:p text:style-name="P12">Instrument specialties and proficiency</text:p>
            </text:list-item>
            <text:list-item>
              <text:p text:style-name="P12">Language skills and proficiency</text:p>
            </text:list-item>
            <text:list-item>
              <text:p text:style-name="P12">Hire status (Hired/Potential future candidate/Terminated)<text:line-break/></text:p>
            </text:list-item>
          </text:list>
        </text:list-item>
        <text:list-item>
          <text:p text:style-name="P10">Students</text:p>
          <text:list>
            <text:list-item>
              <text:p text:style-name="P12">First name</text:p>
            </text:list-item>
            <text:list-item>
              <text:p text:style-name="P12">Last name</text:p>
            </text:list-item>
            <text:list-item>
              <text:p text:style-name="P12">Sex</text:p>
            </text:list-item>
            <text:list-item>
              <text:p text:style-name="P12">DOB</text:p>
            </text:list-item>
            <text:list-item>
              <text:p text:style-name="P12">Address</text:p>
            </text:list-item>
            <text:list-item>
              <text:p text:style-name="P12">Email address</text:p>
            </text:list-item>
            <text:list-item>
              <text:p text:style-name="P12">Mobile phone</text:p>
            </text:list-item>
            <text:list-item>
              <text:p text:style-name="P12">Other phone (optional field)</text:p>
            </text:list-item>
            <text:list-item>
              <text:p text:style-name="P12">Facebook ID (optional field)</text:p>
            </text:list-item>
            <text:list-item>
              <text:p text:style-name="P12">Parents (optional field)</text:p>
            </text:list-item>
            <text:list-item>
              <text:p text:style-name="P12">Lesson time and day preference</text:p>
            </text:list-item>
            <text:list-item>
              <text:p text:style-name="P12">Teacher preferences (language skills, gender, instruments, etc)</text:p>
            </text:list-item>
          </text:list>
        </text:list-item>
      </text:list>
      <text:p text:style-name="P6"><text:line-break/></text:p>
      <text:list xml:id="list144028558650795" text:continue-numbering="true" text:style-name="L3">
        <text:list-item>
          <text:p text:style-name="P10"><text:soft-page-break/>Parents</text:p>
          <text:list>
            <text:list-item>
              <text:p text:style-name="P12">First name</text:p>
            </text:list-item>
            <text:list-item>
              <text:p text:style-name="P12">Last name</text:p>
            </text:list-item>
            <text:list-item>
              <text:p text:style-name="P12">Sex</text:p>
            </text:list-item>
            <text:list-item>
              <text:p text:style-name="P12">DOB</text:p>
            </text:list-item>
            <text:list-item>
              <text:p text:style-name="P12">Address</text:p>
            </text:list-item>
            <text:list-item>
              <text:p text:style-name="P12">Email address</text:p>
            </text:list-item>
            <text:list-item>
              <text:p text:style-name="P12">Mobile phone</text:p>
            </text:list-item>
            <text:list-item>
              <text:p text:style-name="P12">Other phone (optional field)</text:p>
            </text:list-item>
            <text:list-item>
              <text:p text:style-name="P12">Facebook ID (optional field)<text:line-break/></text:p>
            </text:list-item>
          </text:list>
        </text:list-item>
        <text:list-item>
          <text:p text:style-name="P10">Enrollment contracts</text:p>
          <text:list>
            <text:list-item>
              <text:p text:style-name="P12">Student</text:p>
            </text:list-item>
            <text:list-item>
              <text:p text:style-name="P12">Teacher</text:p>
            </text:list-item>
            <text:list-item>
              <text:p text:style-name="P12">Start date</text:p>
            </text:list-item>
            <text:list-item>
              <text:p text:style-name="P12">End date</text:p>
            </text:list-item>
            <text:list-item>
              <text:p text:style-name="P12">Lesson type</text:p>
            </text:list-item>
            <text:list-item>
              <text:p text:style-name="P12">Lesson duration (30 mins/60 mins)</text:p>
            </text:list-item>
            <text:list-item>
              <text:p text:style-name="P12">Lesson cost</text:p>
            </text:list-item>
            <text:list-item>
              <text:p text:style-name="P12">Lesson frequency (1 per week/3 per week)<text:line-break/></text:p>
            </text:list-item>
          </text:list>
        </text:list-item>
        <text:list-item>
          <text:p text:style-name="P10">Instrument inventory tracking</text:p>
          <text:list>
            <text:list-item>
              <text:p text:style-name="P12">Instrument type</text:p>
            </text:list-item>
            <text:list-item>
              <text:p text:style-name="P12">Hire cost (lesson)</text:p>
            </text:list-item>
            <text:list-item>
              <text:p text:style-name="P12">Instrument condition(New/Excellent/Good/Repair/Discard)</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Default_20_Paragraph_20_Font"><text:span text:style-name="T3">N9467874 – Liam Abel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fo:color="#5b9bd5" style:font-name="Segoe UI" fo:font-family="'Segoe UI'" style:font-family-generic="swiss" style:font-pitch="variable" style:font-name-asian="SimSun" style:font-family-asian="SimSun" style:font-family-generic-asian="system" style:font-pitch-asian="variable" style:font-name-complex="Segoe UI" style:font-family-complex="'Segoe U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5b9bd5"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color="#5b9bd5" style:font-name="Courier New" fo:font-family="'Courier New'" style:font-family-generic="modern" style:font-pitch="fixed" style:font-name-complex="Courier New" style:font-family-complex="'Courier New'" style:font-family-generic-complex="modern" style:font-pitch-complex="fixed"/>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creator>abellliam@gmail.com</dc:creator>
    <meta:creation-date>2018-02-25T12:26:00Z</meta:creation-date>
    <dc:date>2018-02-26T04:23:00Z</dc:date>
    <meta:editing-cycles>2</meta:editing-cycles>
    <meta:editing-duration>PT1980S</meta:editing-duration>
    <meta:document-statistic meta:table-count="0" meta:image-count="0" meta:object-count="0" meta:page-count="3" meta:paragraph-count="83" meta:word-count="561" meta:character-count="3236" meta:non-whitespace-character-count="2824"/>
    <meta:template xlink:type="simple" xlink:actuate="onRequest" xlink:title="" xlink:href="../../../../tmp/mozilla_pickwick0/TeamFeatures.odt/Normal.dotm"/>
  </office:meta>
</office:document-meta>
</file>